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urning" table:style-name="ta1">
        <table:shapes>
          <draw:frame draw:z-index="0" draw:style-name="gr1" draw:text-style-name="P1" svg:width="25.365cm" svg:height="16.442cm" svg:x="5.993cm" svg:y="0.717cm">
            <draw:object draw:notify-on-update-of-ranges="turning.A10:turning.A13 turning.B10:turning.B13 turning.A3:turning.A8 turning.B3:turning.B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egrees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90" calcext:value-type="float">
            <text:p>390</text:p>
          </table:table-cell>
        </table:table-row>
      </table:table>
      <table:table table:name="forward" table:style-name="ta1">
        <table:shapes>
          <draw:frame draw:z-index="0" draw:style-name="gr1" draw:text-style-name="P1" svg:width="10.756cm" svg:height="8.028cm" svg:x="5.48cm" svg:y="0.527cm">
            <draw:object draw:notify-on-update-of-ranges="forward.A2:forward.A21 forward.B1:forward.B1 forward.B2:forward.B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9.102cm" svg:height="16.357cm" svg:x="24.354cm" svg:y="0.878cm">
            <draw:object draw:notify-on-update-of-ranges="forward.I2:forward.I21 forward.J1:forward.J1 forward.J2:forward.J2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  <table:table-cell table:number-columns-repeated="6"/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13.5" calcext:value-type="float">
            <text:p>13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office:value-type="float" office:value="16.5" calcext:value-type="float">
            <text:p>16.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0" calcext:value-type="float">
            <text:p>300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0" calcext:value-type="float">
            <text:p>400</text:p>
          </table:table-cell>
          <table:table-cell table:number-columns-repeated="6"/>
          <table:table-cell office:value-type="float" office:value="34.5" calcext:value-type="float">
            <text:p>34.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0" calcext:value-type="float">
            <text:p>600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00" calcext:value-type="float">
            <text:p>700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00" calcext:value-type="float">
            <text:p>800</text:p>
          </table:table-cell>
          <table:table-cell table:number-columns-repeated="6"/>
          <table:table-cell office:value-type="float" office:value="64" calcext:value-type="float">
            <text:p>64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00" calcext:value-type="float">
            <text:p>900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00" calcext:value-type="float">
            <text:p>1100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00" calcext:value-type="float">
            <text:p>1300</text:p>
          </table:table-cell>
          <table:table-cell table:number-columns-repeated="6"/>
          <table:table-cell office:value-type="float" office:value="97" calcext:value-type="float">
            <text:p>97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20" calcext:value-type="float">
            <text:p>1320</text:p>
          </table:table-cell>
          <table:table-cell table:number-columns-repeated="6"/>
          <table:table-cell office:value-type="float" office:value="105" calcext:value-type="float">
            <text:p>10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30" calcext:value-type="float">
            <text:p>2030</text:p>
          </table:table-cell>
          <table:table-cell table:number-columns-repeated="6"/>
          <table:table-cell office:value-type="float" office:value="153" calcext:value-type="float">
            <text:p>153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80" calcext:value-type="float">
            <text:p>2680</text:p>
          </table:table-cell>
          <table:table-cell table:number-columns-repeated="6"/>
          <table:table-cell office:value-type="float" office:value="195" calcext:value-type="float">
            <text:p>195</text:p>
          </table:table-cell>
          <table:table-cell office:value-type="float" office:value="2680" calcext:value-type="float">
            <text:p>2680</text:p>
          </table:table-cell>
        </table:table-row>
      </table:table>
      <table:table table:name="kick" table:style-name="ta1">
        <table:shapes>
          <draw:frame draw:z-index="0" draw:style-name="gr1" draw:text-style-name="P1" svg:width="16.008cm" svg:height="9.006cm" svg:x="16.486cm" svg:y="1.193cm">
            <draw:object draw:notify-on-update-of-ranges="kick.D1:kick.D1 kick.D2:kick.D14 kick.E1:kick.E1 kick.E2:kick.E1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formula="of:=AVERAGE([.A2:.C2])" office:value-type="float" office:value="78.3333333333333" calcext:value-type="float">
            <text:p>78.3333333333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AVERAGE([.A3:.C3])" office:value-type="float" office:value="85" calcext:value-type="float">
            <text:p>85</text:p>
          </table:table-cell>
          <table:table-cell office:value-type="float" office:value="225" calcext:value-type="float">
            <text:p>22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AVERAGE([.A4:.C4])" office:value-type="string" office:string-value="" calcext:value-type="error">
            <text:p>#DIV/0!</text:p>
          </table:table-cell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AVERAGE([.A5:.C5])" office:value-type="string" office:string-value="" calcext:value-type="error">
            <text:p>#DIV/0!</text:p>
          </table:table-cell>
          <table:table-cell office:value-type="float" office:value="275" calcext:value-type="float">
            <text:p>275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formula="of:=AVERAGE([.A6:.C6])" office:value-type="float" office:value="95.6666666666667" calcext:value-type="float">
            <text:p>95.6666666667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table:formula="of:=AVERAGE([.A7:.C7])" office:value-type="float" office:value="130.333333333333" calcext:value-type="float">
            <text:p>130.3333333333</text:p>
          </table:table-cell>
          <table:table-cell office:value-type="float" office:value="325" calcext:value-type="float">
            <text:p>325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table:formula="of:=AVERAGE([.A8:.C8])" office:value-type="float" office:value="162" calcext:value-type="float">
            <text:p>162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  <table:table-cell table:formula="of:=AVERAGE([.A9:.C9])" office:value-type="float" office:value="150.333333333333" calcext:value-type="float">
            <text:p>150.3333333333</text:p>
          </table:table-cell>
          <table:table-cell office:value-type="float" office:value="375" calcext:value-type="float">
            <text:p>375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80" calcext:value-type="float">
            <text:p>180</text:p>
          </table:table-cell>
          <table:table-cell office:value-type="float" office:value="172" calcext:value-type="float">
            <text:p>172</text:p>
          </table:table-cell>
          <table:table-cell table:formula="of:=AVERAGE([.A10:.C10])" office:value-type="float" office:value="172.666666666667" calcext:value-type="float">
            <text:p>172.6666666667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table:formula="of:=AVERAGE([.A11:.C11])" office:value-type="float" office:value="161.333333333333" calcext:value-type="float">
            <text:p>161.3333333333</text:p>
          </table:table-cell>
          <table:table-cell office:value-type="float" office:value="425" calcext:value-type="float">
            <text:p>425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6" calcext:value-type="float">
            <text:p>136</text:p>
          </table:table-cell>
          <table:table-cell office:value-type="float" office:value="180" calcext:value-type="float">
            <text:p>180</text:p>
          </table:table-cell>
          <table:table-cell table:formula="of:=AVERAGE([.A12:.C12])" office:value-type="float" office:value="167.666666666667" calcext:value-type="float">
            <text:p>167.6666666667</text:p>
          </table:table-cell>
          <table:table-cell office:value-type="float" office:value="450" calcext:value-type="float">
            <text:p>450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95" calcext:value-type="float">
            <text:p>195</text:p>
          </table:table-cell>
          <table:table-cell office:value-type="float" office:value="170" calcext:value-type="float">
            <text:p>170</text:p>
          </table:table-cell>
          <table:table-cell table:formula="of:=AVERAGE([.A13:.C13])" office:value-type="float" office:value="177" calcext:value-type="float">
            <text:p>177</text:p>
          </table:table-cell>
          <table:table-cell office:value-type="float" office:value="475" calcext:value-type="float">
            <text:p>475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3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 style:data-style-name="N2" text:time-value="13:24:38.7535233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jonas Kikutis</meta:initial-creator>
    <meta:creation-date>2016-02-02T16:36:10.914809526</meta:creation-date>
    <dc:date>2016-03-12T14:11:19.299765352</dc:date>
    <dc:creator>Julijonas Kikutis</dc:creator>
    <meta:editing-duration>PT4H6M32S</meta:editing-duration>
    <meta:editing-cycles>121</meta:editing-cycles>
    <meta:generator>LibreOffice/4.3.7.2$Linux_X86_64 LibreOffice_project/430$Build-2</meta:generator>
    <meta:document-statistic meta:table-count="3" meta:cell-count="16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366cm" svg:height="16.443cm" xlink:href=".." xlink:type="simple" chart:class="chart:scatter" chart:style-name="ch1">
        <chart:legend chart:legend-position="end" svg:x="20.609cm" svg:y="7.175cm" style:legend-expansion="high" chart:style-name="ch2"/>
        <chart:plot-area chart:style-name="ch3" table:cell-range-address="turning.A10:turning.B13 turning.B3:turning.B8" chart:data-source-has-labels="row" svg:x="0.758cm" svg:y="0.492cm" svg:width="21.3cm" svg:height="15.081cm">
          <chartooo:coordinate-region svg:x="1.565cm" svg:y="0.691cm" svg:width="20.213cm" svg:height="14.2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urning.B10:turning.B13" loext:label-string="&quot;linear&quot;" chart:class="chart:scatter">
            <chart:domain table:cell-range-address="turning.A10:turning.A13"/>
            <chart:regression-curve chart:style-name="ch7">
              <chart:equation chart:display-equation="true" chart:display-r-square="true"/>
            </chart:regression-curve>
            <chart:data-point chart:repeated="4"/>
          </chart:series>
          <chart:series chart:style-name="ch8" chart:values-cell-range-address="turning.B3:turning.B8" loext:label-string="&quot;quadratic&quot;" chart:class="chart:scatter">
            <chart:domain table:cell-range-address="turning.A3:turning.A8"/>
            <chart:regression-curve chart:style-name="ch9">
              <chart:equation chart:display-equation="true" chart:display-r-square="true" svg:x="6.22cm" svg:y="3.671cm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near</text:p>
              </table:table-cell>
              <table:table-cell office:value-type="string">
                <text:p>Column A</text:p>
              </table:table-cell>
              <table:table-cell office:value-type="string">
                <text:p>quadrati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turning.A10:turning.A13</svg:desc>
                </draw:g>
              </table:table-cell>
              <table:table-cell office:value-type="float" office:value="72">
                <text:p>72</text:p>
                <draw:g>
                  <svg:desc>turning.B10:turning.B13</svg:desc>
                </draw:g>
              </table:table-cell>
              <table:table-cell office:value-type="float" office:value="0">
                <text:p>0</text:p>
                <draw:g>
                  <svg:desc>turning.A3:turning.A8</svg:desc>
                </draw:g>
              </table:table-cell>
              <table:table-cell office:value-type="float" office:value="0">
                <text:p>0</text:p>
                <draw:g>
                  <svg:desc>turning.B3:turning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390">
                <text:p>390</text:p>
              </table:table-cell>
              <table:table-cell office:value-type="float" office:value="45">
                <text:p>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72">
                <text:p>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757cm" svg:height="8.029cm" xlink:href=".." xlink:type="simple" chart:class="chart:scatter" chart:style-name="ch1">
        <chart:legend chart:legend-position="end" svg:x="7.402cm" svg:y="3.466cm" style:legend-expansion="high" chart:style-name="ch2"/>
        <chart:plot-area chart:style-name="ch3" table:cell-range-address="forward.A2:forward.B21 forward.B1:forward.B1" chart:data-source-has-labels="row" svg:x="0.215cm" svg:y="0.16cm" svg:width="6.972cm" svg:height="7.709cm">
          <chartooo:coordinate-region svg:x="1.207cm" svg:y="0.359cm" svg:width="5.701cm" svg:height="6.8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ward.B2:forward.B21" chart:label-cell-address="forward.B1:forward.B1" chart:class="chart:scatter">
            <chart:domain table:cell-range-address="forward.A2:forward.A21"/>
            <chart:regression-curve chart:style-name="ch7">
              <chart:equation chart:display-equation="true" chart:display-r-square="true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ue</text:p>
                <draw:g>
                  <svg:desc>forward.B1:forward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forward.A2:forward.A21</svg:desc>
                </draw:g>
              </table:table-cell>
              <table:table-cell office:value-type="float" office:value="20">
                <text:p>20</text:p>
                <draw:g>
                  <svg:desc>forward.B2:forward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">
                <text:p>3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">
                <text:p>62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">
                <text:p>7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7">
                <text:p>7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3">
                <text:p>83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">
                <text:p>98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0">
                <text:p>150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2680">
                <text:p>26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103cm" svg:height="16.358cm" xlink:href=".." xlink:type="simple" chart:class="chart:scatter" chart:style-name="ch1">
        <chart:legend chart:legend-position="end" svg:x="15.748cm" svg:y="7.631cm" style:legend-expansion="high" chart:style-name="ch2"/>
        <chart:plot-area chart:style-name="ch3" table:cell-range-address="forward.I2:forward.J21 forward.J1:forward.J1" chart:data-source-has-labels="row" svg:x="0.382cm" svg:y="0.327cm" svg:width="14.984cm" svg:height="15.704cm">
          <chartooo:coordinate-region svg:x="1.374cm" svg:y="0.526cm" svg:width="13.712cm" svg:height="14.8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ward.J2:forward.J21" chart:label-cell-address="forward.J1:forward.J1" chart:class="chart:scatter">
            <chart:domain table:cell-range-address="forward.I2:forward.I21"/>
            <chart:regression-curve chart:style-name="ch7">
              <chart:equation chart:display-equation="true" chart:display-r-square="true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value</text:p>
                <draw:g>
                  <svg:desc>forward.J1:forward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forward.I2:forward.I21</svg:desc>
                </draw:g>
              </table:table-cell>
              <table:table-cell office:value-type="float" office:value="20">
                <text:p>20</text:p>
                <draw:g>
                  <svg:desc>forward.J2:forward.J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5">
                <text:p>16.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5">
                <text:p>34.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">
                <text:p>5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">
                <text:p>6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">
                <text:p>72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7">
                <text:p>7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">
                <text:p>85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7">
                <text:p>97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5">
                <text:p>10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3">
                <text:p>153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5">
                <text:p>195</text:p>
              </table:table-cell>
              <table:table-cell office:value-type="float" office:value="2680">
                <text:p>26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9cm" svg:height="9.007cm" xlink:href=".." xlink:type="simple" chart:class="chart:scatter" chart:style-name="ch1">
        <chart:legend chart:legend-position="end" svg:x="12.654cm" svg:y="3.955cm" style:legend-expansion="high" chart:style-name="ch2"/>
        <chart:plot-area chart:style-name="ch3" table:cell-range-address="kick.D1:kick.E14" chart:data-source-has-labels="row" svg:x="0.32cm" svg:y="0.18cm" svg:width="12.014cm" svg:height="8.647cm">
          <chartooo:coordinate-region svg:x="1.128cm" svg:y="0.379cm" svg:width="10.926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kick.E2:kick.E14" chart:label-cell-address="kick.E1:kick.E1" chart:class="chart:scatter">
            <chart:domain table:cell-range-address="kick.D2:kick.D14"/>
            <chart:regression-curve chart:style-name="ch7">
              <chart:equation chart:display-equation="true" chart:display-r-square="true"/>
            </chart:regression-curve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value</text:p>
                <draw:g>
                  <svg:desc>kick.E1:kick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.3333333333333">
                <text:p>78.3333333333333</text:p>
                <draw:g>
                  <svg:desc>kick.D2:kick.D14</svg:desc>
                </draw:g>
              </table:table-cell>
              <table:table-cell office:value-type="float" office:value="200">
                <text:p>200</text:p>
                <draw:g>
                  <svg:desc>kick.E2:kick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">
                <text:p>8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.6666666666667">
                <text:p>95.666666666666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.333333333333">
                <text:p>130.33333333333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2">
                <text:p>16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.333333333333">
                <text:p>150.333333333333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2.666666666667">
                <text:p>172.66666666666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1.333333333333">
                <text:p>161.333333333333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.666666666667">
                <text:p>167.66666666666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7">
                <text:p>177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">
                <text:p>150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